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bold" officeooo:rsid="0009b873" officeooo:paragraph-rsid="0009b87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09b873" officeooo:paragraph-rsid="0009b873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fo:font-weight="normal" officeooo:rsid="0009b873" officeooo:paragraph-rsid="0009b873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0b5e24" officeooo:paragraph-rsid="000b5e24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0cebfb" officeooo:paragraph-rsid="000cebfb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0cebfb" officeooo:paragraph-rsid="000cebfb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1pt" fo:font-style="normal" fo:font-weight="normal" officeooo:rsid="000cebfb" officeooo:paragraph-rsid="000cebf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bold" officeooo:rsid="000b5e24" officeooo:paragraph-rsid="000b5e2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bold" officeooo:rsid="000cebfb" officeooo:paragraph-rsid="000cebfb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5</text:p>
      <text:p text:style-name="P1"/>
      <text:p text:style-name="P1"/>
      <text:list xml:id="list1898923959" text:style-name="L1">
        <text:list-item>
          <text:p text:style-name="P2">HTML5 was introduced to replace HTML4 and XHTML 1. It was published in October 2014.</text:p>
        </text:list-item>
        <text:list-item>
          <text:p text:style-name="P2">HTML5 introduced a lot of new semantic, graphic, multimedia elements; element attributes; new APIs, some elements were removed.</text:p>
        </text:list-item>
        <text:list-item>
          <text:p text:style-name="P2">Semantic markup was one of the main focuses of the new specification.</text:p>
        </text:list-item>
        <text:list-item>
          <text:p text:style-name="P2">Major new features and APIs: multimedia elements such as video and audio, GeoLocation API, Web Storage API, Web Sockets API, JS Web Worker API, Canvas, Drag-n-Drop.</text:p>
        </text:list-item>
      </text:list>
      <text:p text:style-name="P3"/>
      <text:p text:style-name="P8">Semantic/Structural</text:p>
      <text:p text:style-name="P8"/>
      <text:p text:style-name="P8">&lt;<text:span text:style-name="T1">article&gt; <text:tab/>Defines an article in a document</text:span></text:p>
      <text:p text:style-name="P4">&lt;aside&gt; <text:tab/>Defines content aside from the page content</text:p>
      <text:p text:style-name="P4">&lt;bdi&gt; <text:tab/><text:tab/>Isolates a part of text that might be formatted in a different direction from other text outside <text:tab/><text:tab/>it</text:p>
      <text:p text:style-name="P4">&lt;details&gt; <text:tab/>Defines additional details that the user can view or hide</text:p>
      <text:p text:style-name="P4">&lt;dialog&gt; <text:tab/>Defines a dialog box or window</text:p>
      <text:p text:style-name="P4">&lt;figcaption&gt; <text:tab/>Defines a caption for a &lt;figure&gt; element</text:p>
      <text:p text:style-name="P4">&lt;figure&gt; <text:tab/>Defines self-contained content</text:p>
      <text:p text:style-name="P4">&lt;footer&gt; <text:tab/>Defines a footer for a document or section</text:p>
      <text:p text:style-name="P4">&lt;header&gt; <text:tab/>Defines a header for a document or section</text:p>
      <text:p text:style-name="P4">&lt;main&gt; <text:tab/>Defines the main content of a document</text:p>
      <text:p text:style-name="P4">&lt;mark&gt; <text:tab/>Defines marked/highlighted text</text:p>
      <text:p text:style-name="P4">&lt;meter&gt; <text:tab/>Defines a scalar measurement within a known range (a gauge)</text:p>
      <text:p text:style-name="P4">&lt;nav&gt; <text:tab/><text:tab/>Defines navigation links</text:p>
      <text:p text:style-name="P4">&lt;progress&gt; <text:tab/>Represents the progress of a task</text:p>
      <text:p text:style-name="P4">&lt;rp&gt; <text:tab/><text:tab/>Defines what to show in browsers that do not support ruby annotations</text:p>
      <text:p text:style-name="P4">&lt;rt&gt; <text:tab/><text:tab/>Defines an explanation/pronunciation of characters (for East Asian typography)</text:p>
      <text:p text:style-name="P4">&lt;ruby&gt; <text:tab/><text:tab/>Defines a ruby annotation (for East Asian typography)</text:p>
      <text:p text:style-name="P4">&lt;section&gt; <text:tab/>Defines a section in a document</text:p>
      <text:p text:style-name="P4">&lt;summary&gt; <text:tab/>Defines a visible heading for a &lt;details&gt; element</text:p>
      <text:p text:style-name="P4">&lt;time&gt; <text:tab/><text:tab/>Defines a date/time</text:p>
      <text:p text:style-name="P4">&lt;wbr&gt; <text:tab/><text:tab/>Defines a possible line-break</text:p>
      <text:p text:style-name="P3"/>
      <text:p text:style-name="P9">Input types</text:p>
      <text:p text:style-name="P9"/>
      <text:p text:style-name="P5"/>
      <text:list xml:id="list1734556389" text:style-name="L2">
        <text:list-item>
          <text:p text:style-name="P6"><text:s text:c="4"/>color</text:p>
        </text:list-item>
        <text:list-item>
          <text:p text:style-name="P6"><text:s text:c="4"/>date</text:p>
        </text:list-item>
        <text:list-item>
          <text:p text:style-name="P6"><text:s text:c="4"/>datetime</text:p>
        </text:list-item>
        <text:list-item>
          <text:p text:style-name="P6"><text:s text:c="4"/>datetime-local</text:p>
        </text:list-item>
        <text:list-item>
          <text:p text:style-name="P6"><text:s text:c="4"/>email</text:p>
        </text:list-item>
        <text:list-item>
          <text:p text:style-name="P6"><text:s text:c="4"/>month</text:p>
        </text:list-item>
        <text:list-item>
          <text:p text:style-name="P6"><text:s text:c="4"/>number</text:p>
        </text:list-item>
        <text:list-item>
          <text:p text:style-name="P6"><text:s text:c="4"/>range</text:p>
        </text:list-item>
        <text:list-item>
          <text:p text:style-name="P6"><text:s text:c="4"/>search</text:p>
        </text:list-item>
        <text:list-item>
          <text:p text:style-name="P6"><text:s text:c="4"/>tel</text:p>
        </text:list-item>
        <text:list-item>
          <text:p text:style-name="P6"><text:s text:c="4"/>time</text:p>
        </text:list-item>
        <text:list-item>
          <text:p text:style-name="P6"><text:s text:c="4"/>url</text:p>
        </text:list-item>
        <text:list-item>
          <text:p text:style-name="P6"><text:s text:c="4"/>week</text:p>
        </text:list-item>
      </text:list>
      <text:p text:style-name="P5"/>
      <text:p text:style-name="P9">Input attributes</text:p>
      <text:p text:style-name="P9"/>
      <text:p text:style-name="P5"/>
      <text:list xml:id="list999826539" text:style-name="L3">
        <text:list-item>
          <text:p text:style-name="P7"><text:s text:c="4"/>autocomplete</text:p>
        </text:list-item>
        <text:list-item>
          <text:p text:style-name="P7"><text:soft-page-break/><text:s text:c="4"/>autofocus</text:p>
        </text:list-item>
        <text:list-item>
          <text:p text:style-name="P7"><text:s text:c="4"/>form</text:p>
        </text:list-item>
        <text:list-item>
          <text:p text:style-name="P7"><text:s text:c="4"/>formaction</text:p>
        </text:list-item>
        <text:list-item>
          <text:p text:style-name="P7"><text:s text:c="4"/>formenctype</text:p>
        </text:list-item>
        <text:list-item>
          <text:p text:style-name="P7"><text:s text:c="4"/>formmethod</text:p>
        </text:list-item>
        <text:list-item>
          <text:p text:style-name="P7"><text:s text:c="4"/>formnovalidate</text:p>
        </text:list-item>
        <text:list-item>
          <text:p text:style-name="P7"><text:s text:c="4"/>formtarget</text:p>
        </text:list-item>
        <text:list-item>
          <text:p text:style-name="P7"><text:s text:c="4"/>height and width</text:p>
        </text:list-item>
        <text:list-item>
          <text:p text:style-name="P7"><text:s text:c="4"/>list</text:p>
        </text:list-item>
        <text:list-item>
          <text:p text:style-name="P7"><text:s text:c="4"/>min and max</text:p>
        </text:list-item>
        <text:list-item>
          <text:p text:style-name="P7"><text:s text:c="4"/>multiple</text:p>
        </text:list-item>
        <text:list-item>
          <text:p text:style-name="P7"><text:s text:c="4"/>pattern (regexp)</text:p>
        </text:list-item>
        <text:list-item>
          <text:p text:style-name="P7"><text:s text:c="4"/>placeholder</text:p>
        </text:list-item>
        <text:list-item>
          <text:p text:style-name="P7"><text:s text:c="4"/>required</text:p>
        </text:list-item>
        <text:list-item>
          <text:p text:style-name="P7"><text:s text:c="4"/>step</text:p>
        </text:list-item>
      </text:list>
      <text:p text:style-name="P5"/>
      <text:p text:style-name="P9">Media Elements</text:p>
      <text:p text:style-name="P9"/>
      <text:p text:style-name="P5">&lt;audio&gt; <text:s text:c="4"/><text:tab/>Defines sound content</text:p>
      <text:p text:style-name="P5">&lt;embed&gt; <text:s text:c="4"/><text:tab/>Defines a container for an external (non-HTML) application</text:p>
      <text:p text:style-name="P5">&lt;source&gt; <text:s text:c="3"/><text:tab/>Defines multiple media resources for media elements (&lt;video&gt; and &lt;audio&gt;)</text:p>
      <text:p text:style-name="P5">&lt;track&gt; <text:s text:c="4"/><text:tab/>Defines text tracks for media elements (&lt;video&gt; and &lt;audio&gt;)</text:p>
      <text:p text:style-name="P5">&lt;video&gt; <text:s text:c="4"/><text:tab/>Defines video or mov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2:43:13.903218836</meta:creation-date>
    <dc:date>2019-08-22T14:42:26.885547811</dc:date>
    <meta:editing-duration>PT17M29S</meta:editing-duration>
    <meta:editing-cycles>1</meta:editing-cycles>
    <meta:document-statistic meta:table-count="0" meta:image-count="0" meta:object-count="0" meta:page-count="2" meta:paragraph-count="64" meta:word-count="358" meta:character-count="2317" meta:non-whitespace-character-count="1886"/>
    <meta:generator>LibreOffice/6.0.7.3$Linux_X86_64 LibreOffice_project/00m0$Build-3</meta:generator>
  </office:meta>
</office:document-meta>
</file>